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0764" officeooo:paragraph-rsid="00190764"/>
    </style:style>
    <style:style style:name="P2" style:family="paragraph" style:parent-style-name="Standard">
      <style:text-properties officeooo:rsid="0019e1aa" officeooo:paragraph-rsid="0019e1aa"/>
    </style:style>
    <style:style style:name="P3" style:family="paragraph" style:parent-style-name="Standard">
      <style:text-properties officeooo:rsid="001b207d" officeooo:paragraph-rsid="001b207d"/>
    </style:style>
    <style:style style:name="P4" style:family="paragraph" style:parent-style-name="Standard">
      <style:text-properties officeooo:rsid="001c206d" officeooo:paragraph-rsid="001c206d"/>
    </style:style>
    <style:style style:name="P5" style:family="paragraph" style:parent-style-name="Standard">
      <style:text-properties officeooo:rsid="001c8071" officeooo:paragraph-rsid="001c8071"/>
    </style:style>
    <style:style style:name="T1" style:family="text">
      <style:text-properties officeooo:rsid="001b207d"/>
    </style:style>
    <style:style style:name="T2" style:family="text">
      <style:text-properties officeooo:rsid="001c80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учеба</text:p>
      <text:p text:style-name="P1">2005 – 2013 учеба в школе 444</text:p>
      <text:p text:style-name="P1">2013 – 2016 учеба в школе 179</text:p>
      <text:p text:style-name="P1">2016 – 2020 учеба на Факультете Математики НИУ ВШЭ</text:p>
      <text:p text:style-name="P1"/>
      <text:p text:style-name="P5">работа</text:p>
      <text:p text:style-name="P3">июн 2017 – сент 2018 работа в Макдоналдс</text:p>
      <text:p text:style-name="P1">янв 2019 – май 2019 стажировка в Тинькофф Банке, ML Engineer</text:p>
      <text:p text:style-name="P1">авг 2019 – нояб 2019 стажировка в Сбербанке, Junior Data Scientist</text:p>
      <text:p text:style-name="P1">дек 2019 – июн 2020 стажировка в Яндекс, ML Engineer</text:p>
      <text:p text:style-name="P1"/>
      <text:p text:style-name="P1">осень-зима 2014-2015 первое околодепрессивное состояние (учусь в 10 классе)</text:p>
      <text:p text:style-name="P1">осень-зима 2015-2016 второе околодепрессивное состояние (учусь в 11 классе)</text:p>
      <text:p text:style-name="P1">осень-зима 2016-2017 третье околодепрессивное состояние (учусь на 1 курсе)</text:p>
      <text:p text:style-name="P1">осень-зима 2017-2018 четвертое околодепрессивное состояние (учусь на 2 курсе)</text:p>
      <text:p text:style-name="P1"><text:tab/><text:span text:style-name="T1">посещаю психиатров, принимаю психотропные препараты (анафранил, оланзапин)</text:span></text:p>
      <text:p text:style-name="P1"/>
      <text:p text:style-name="P3">эти состояния представляли собой подавленное настроение, тоску и душевное страдание, мысли о суициде и самоповреждения (безопасной бритвой по пальцам, на 2 курсе – канцелярским ножом по ногам)</text:p>
      <text:p text:style-name="P3"/>
      <text:p text:style-name="P1"/>
      <text:p text:style-name="P3">май 2018 начинаю регулярную практику медитации</text:p>
      <text:p text:style-name="P1"/>
      <text:p text:style-name="P2">апрель-май 2020 первый опыт психотерапии, метод Lifespan Integration</text:p>
      <text:p text:style-name="P2"/>
      <text:p text:style-name="P5">полезные ссылки:</text:p>
      <text:p text:style-name="P3">мой текущий круг общения, в который я вошел приблизительно в ноябре 2019, состоит из посетителей центра рациональности Кочерга <text:a xlink:type="simple" xlink:href="https://kocherga-club.ru/" text:style-name="Internet_20_link" text:visited-style-name="Visited_20_Internet_20_Link">https://kocherga-club.ru/</text:a> <text:span text:style-name="T2">и сообщества русскоязычного лессронга </text:span><text:a xlink:type="simple" xlink:href="https://lesswrong.ru/" text:style-name="Internet_20_link" text:visited-style-name="Visited_20_Internet_20_Link"><text:span text:style-name="T2">https://lesswrong.ru/</text:span></text:a></text:p>
      <text:p text:style-name="P4"><text:span text:style-name="T2">как я повысил себе уровень счастья – с помощью дневника благодарностей</text:span> <text:a xlink:type="simple" xlink:href="https://www.lesswrong.com/posts/xYnnRmMmGRAwZoY25/for-happiness-keep-a-gratitude-journal" text:style-name="Internet_20_link" text:visited-style-name="Visited_20_Internet_20_Link">https://www.lesswrong.com/posts/xYnnRmMmGRAwZoY25/for-happiness-keep-a-gratitude-journal</text:a></text:p>
      <text:p text:style-name="P5">как я решил проблему выгорания – каждый раз, меняя деятельность, я оцениваю уровни энергии, спокойствия и радости и выбираю следующее занятие в соответствии с состоянием</text:p>
      <text:p text:style-name="P5">(вдохновлено этим постом <text:a xlink:type="simple" xlink:href="https://t.me/ontologics/379" text:style-name="Internet_20_link" text:visited-style-name="Visited_20_Internet_20_Link">https://t.me/ontologics/379</text:a>)</text:p>
      <text:p text:style-name="P5">за последнюю неделю я размышлял и осмыслял опыт алекситимии и написал пару текстов</text:p>
      <text:p text:style-name="P5"><text:tab/><text:a xlink:type="simple" xlink:href="https://www.notion.so/f6596eb5db494c6fb0d76ae60129a5e3" text:style-name="Internet_20_link" text:visited-style-name="Visited_20_Internet_20_Link">https://www.notion.so/f6596eb5db494c6fb0d76ae60129a5e3</text:a></text:p>
      <text:p text:style-name="P5"><text:tab/><text:a xlink:type="simple" xlink:href="https://www.notion.so/II-a4d4158fe0aa4110b48076eca8d2eec0" text:style-name="Internet_20_link" text:visited-style-name="Visited_20_Internet_20_Link">https://www.notion.so/II-a4d4158fe0aa4110b48076eca8d2eec0</text:a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6:24:48.905136879</meta:creation-date>
    <dc:date>2020-08-06T23:46:31.279354942</dc:date>
    <meta:editing-duration>PT20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21" meta:character-count="1823" meta:non-whitespace-character-count="1614"/>
  </office:meta>
</office:document-meta>
</file>